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28A0000004EF1406BBD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oeflerText" svg:font-family="HoeflerTex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HoeflerText" fo:font-size="36pt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HoeflerText" fo:font-size="72pt" style:font-size-asian="72pt" style:font-size-complex="72pt"/>
    </style:style>
    <style:style style:name="P4" style:family="paragraph" style:parent-style-name="Standard">
      <style:paragraph-properties fo:text-align="center" style:justify-single-word="false"/>
      <style:text-properties style:font-name="HoeflerText" fo:font-size="28pt" style:font-size-asian="28pt" style:font-size-complex="28pt"/>
    </style:style>
    <style:style style:name="P5" style:family="paragraph" style:parent-style-name="Standard">
      <style:paragraph-properties fo:text-align="end" style:justify-single-word="false"/>
      <style:text-properties style:font-name="HoeflerText"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Standard"/>
      <text:p text:style-name="P2"/>
      <text:p text:style-name="P2"><draw:frame draw:style-name="fr1" draw:name="graphics1" text:anchor-type="paragraph" svg:width="17.198cm" svg:height="2.064cm" draw:z-index="0"><draw:image xlink:href="Pictures/100002000000028A0000004EF1406BBD.gif" xlink:type="simple" xlink:show="embed" xlink:actuate="onLoad"/></draw:frame></text:p>
      <text:p text:style-name="P3"/>
      <text:p text:style-name="P3">Ehcache<text:line-break/>User Guide<text:line-break/> <text:span text:style-name="T1">Version 1.3.0</text:span></text:p>
      <text:p text:style-name="P4"><text:s text:c="39"/></text:p>
      <text:p text:style-name="P4"/>
      <text:p text:style-name="P4"><text:s text:c="41"/></text:p>
      <text:p text:style-name="P4"/>
      <text:p text:style-name="P5"><text:s/>Greg Luck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oeflerText" svg:font-family="HoeflerTex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AU" style:font-size-complex="12pt" style:language-complex="en" style:country-complex="A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Tahoma" style:font-size-asian="12pt" style:language-asian="en" style:country-asian="AU" style:font-name-complex="Tahoma" style:font-size-complex="12pt" style:language-complex="en" style:country-complex="A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Unix OpenOffice.org_project/680m6$Build-9095</meta:generator>
    <meta:initial-creator>Greg Luck</meta:initial-creator>
    <meta:creation-date>2007-04-17T14:47:50</meta:creation-date>
    <dc:creator>Greg Luck</dc:creator>
    <dc:date>2007-06-11T09:59:57</dc:date>
    <dc:language>en-AU</dc:language>
    <meta:editing-cycles>4</meta:editing-cycles>
    <meta:editing-duration>PT22M4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7" meta:character-count="128"/>
  </office:meta>
</office:document-meta>
</file>